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2063fd" officeooo:paragraph-rsid="002063fd" style:font-size-asian="10.5pt" style:font-weight-asian="normal"/>
    </style:style>
    <style:style style:name="P2" style:family="paragraph" style:parent-style-name="Standard">
      <style:text-properties fo:language="de" fo:country="DE" officeooo:rsid="0021dd1c" officeooo:paragraph-rsid="0021dd1c" style:font-size-asian="10.5pt" style:font-weight-asian="normal"/>
    </style:style>
    <style:style style:name="P3" style:family="paragraph" style:parent-style-name="Standard">
      <style:text-properties fo:language="de" fo:country="DE" officeooo:rsid="0023509a" officeooo:paragraph-rsid="0023509a" style:font-size-asian="10.5pt" style:font-weight-asian="normal"/>
    </style:style>
    <style:style style:name="T1" style:family="text">
      <style:text-properties officeooo:rsid="0023509a"/>
    </style:style>
    <style:style style:name="T2" style:family="text">
      <style:text-properties officeooo:rsid="002453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idge Pattern</text:p>
      <text:p text:style-name="P3">Die einzelnen Pizzaklassen unterscheiden sich nur geringfügig von einander, dennoch muss jede einzelne Pizzaklasse einzeln implementiert werden, um den Bridge Pattern gerecht zu werden.</text:p>
      <text:p text:style-name="P1"/>
      <text:p text:style-name="P1"/>
      <text:p text:style-name="P1">Visitor Pattern</text:p>
      <text:p text:style-name="P1"/>
      <text:p text:style-name="P2">Wenn eine neue Pizzaklasse (concrete element) hinzugfügt wird, dann muss jeder exestierende Koch (visitor) erweitert werden, damit <text:span text:style-name="T1">dieser</text:span> auf die neue Pizzaklasse reagieren kann. Das führt dazu dass mit jeder neuen Pizzaklassen der <text:span text:style-name="T1">U</text:span>mfang de<text:span text:style-name="T1">r</text:span> Koch<text:span text:style-name="T1">klassen</text:span> steigt. </text:p>
      <text:p text:style-name="P1"/>
      <text:p text:style-name="P1"/>
      <text:p text:style-name="P1">Erwins 4)</text:p>
      <text:p text:style-name="P3">information in Klassen statt Objekten</text:p>
      <text:p text:style-name="P3">Bridge Pattern auf Seiten des Implementierers</text:p>
      <text:p text:style-name="P3">-&gt; In Dateien (JSON oder XML)</text:p>
      <text:p text:style-name="P3">-&gt; oder Datenbanken</text:p>
      <text:p text:style-name="P3"/>
      <text:p text:style-name="P3">Visitor verlagert informationen oder funktionen auf eine andere klasse die aber eigentlich für die aufrufende klasse bestimmt ist.</text:p>
      <text:p text:style-name="P3">--<text:span text:style-name="T2">&gt; die concrete elements müssen </text:span></text:p>
      <text:p text:style-name="P3"/>
      <text:p text:style-name="P3"/>
      <text:p text:style-name="P3"/>
      <text:p text:style-name="P3">Pattern </text:p>
      <text:p text:style-name="P3">--&gt; solten nur gezielt eingesetzt werden</text:p>
      <text:p text:style-name="P3">----&gt;kann mehrfachen code vermeiden</text:p>
      <text:p text:style-name="P3">----&gt;ermöglichen die wiederverwendung von code</text:p>
      <text:p text:style-name="P3">--&gt; nicht weiträumig</text:p>
      <text:p text:style-name="P3">----&gt; führt zur unklarheiten oder verwierung </text:p>
      <text:p text:style-name="P3">----&gt; lange einarbeitungszeit</text:p>
      <text:p text:style-name="P3">----&gt; hoher performance einbussen</text:p>
      <text:p text:style-name="P3">--&gt; man muss nicht alles in ein pattern packen</text:p>
      <text:p text:style-name="P3">--&gt; pattern erzeugen einen overhead wegen der auflösung von methoden aufrufen zur lauzeit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oxar </meta:initial-creator>
    <meta:creation-date>2013-12-11T19:46:24.928940433</meta:creation-date>
    <meta:generator>LibreOffice/4.1.3.2$Linux_X86_64 LibreOffice_project/410$Build-2</meta:generator>
    <dc:date>2013-12-11T22:52:08.958889068</dc:date>
    <dc:creator>groxar </dc:creator>
    <meta:editing-duration>PT2H59M3S</meta:editing-duration>
    <meta:editing-cycles>2</meta:editing-cycles>
    <meta:document-statistic meta:table-count="0" meta:image-count="0" meta:object-count="0" meta:page-count="1" meta:paragraph-count="21" meta:word-count="174" meta:character-count="1170" meta:non-whitespace-character-count="1023"/>
  </office:meta>
</office:document-meta>
</file>